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cc99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1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2" style:family="table-cell" style:parent-style-name="Default">
      <style:table-cell-properties fo:background-color="#cc9900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4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5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7" style:family="table-cell" style:parent-style-name="Default" style:data-style-name="N108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20" style:family="table-cell" style:parent-style-name="Default">
      <style:text-properties style:font-name="Liberation Sans" style:font-name-asian="Liberation Sans" style:font-name-complex="Liberation Sans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8" style:family="table-cell" style:parent-style-name="Default">
      <style:table-cell-properties fo:background-color="#cc9900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29" style:family="table-cell" style:parent-style-name="Default">
      <style:table-cell-properties fo:background-color="#ffcc99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6" style:family="table-cell" style:parent-style-name="Default">
      <style:table-cell-properties fo:background-color="#cc9900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8" style:family="table-cell" style:parent-style-name="Default" style:data-style-name="N106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39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40" style:family="table-cell" style:parent-style-name="Default">
      <style:table-cell-properties fo:background-color="#cc9900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3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44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5" style:family="table-cell" style:parent-style-name="Default" style:data-style-name="N108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ext-properties style:font-name="Liberation Sans" style:font-name-asian="Liberation Sans" style:font-name-complex="Liberation Sans"/>
    </style:style>
    <style:style style:name="ce49" style:family="table-cell" style:parent-style-name="Default">
      <style:table-cell-properties fo:background-color="#cc9900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5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</style:style>
    <style:style style:name="ce55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6" style:family="table-cell" style:parent-style-name="Default" style:data-style-name="N106">
      <style:table-cell-properties style:text-align-source="fix" style:repeat-content="false" fo:border="0.74pt solid #000000"/>
      <style:paragraph-properties fo:text-align="center" fo:margin-left="0mm"/>
    </style:style>
    <style:style style:name="ce57" style:family="table-cell" style:parent-style-name="Default" style:data-style-name="N106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06">
      <style:table-cell-properties style:text-align-source="fix" style:repeat-content="false" fo:border="0.74pt solid #000000" style:vertical-align="bottom"/>
      <style:paragraph-properties fo:text-align="center" fo:margin-left="0mm"/>
    </style:style>
    <style:style style:name="ce60" style:family="table-cell" style:parent-style-name="Default" style:data-style-name="N106">
      <style:table-cell-properties fo:background-color="#dddddd" style:text-align-source="fix" style:repeat-content="false" fo:border="0.74pt solid #000000" style:vertical-align="bottom"/>
      <style:paragraph-properties fo:text-align="center" fo:margin-left="0mm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62" style:family="table-cell" style:parent-style-name="Default" style:data-style-name="N2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6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sub 58%" style:font-name="Liberation Sans" style:font-name-asian="Liberation Sans" style:font-name-complex="Liberation Sans"/>
    </style:style>
    <style:style style:name="T3" style:family="text">
      <style:text-properties style:text-position="sub 58%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font-name="Liberation Sans" style:font-name-asian="Liberation Sans" style:font-name-complex="Liberation Sans" style:text-position="sub"/>
    </style:style>
    <style:style style:name="T6" style:family="text">
      <style:text-properties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13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Ensayo</text:p>
          </table:table-cell>
          <table:table-cell/>
          <table:table-cell table:style-name="Default" table:number-columns-repeated="4"/>
          <table:table-cell table:style-name="ce19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>
            <text:p>Diafragma</text:p>
          </table:table-cell>
          <table:table-cell/>
          <table:table-cell table:style-name="ce1" office:value-type="string" calcext:value-type="string">
            <text:p><text:span text:style-name="T1">∆P</text:span> [Pa]  </text:p>
          </table:table-cell>
          <table:table-cell table:style-name="ce8" office:value-type="string" calcext:value-type="string">
            <text:p><text:span text:style-name="T1">∆P </text:span><text:span text:style-name="T2">media</text:span> [Pa]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Q<text:span text:style-name="T3">máx</text:span> [m³/s]</text:p>
          </table:table-cell>
          <table:table-cell table:style-name="ce12" office:value-type="string" calcext:value-type="string">
            <text:p>Pot<text:span text:style-name="T3">máx</text:span> [watt]</text:p>
          </table:table-cell>
          <table:table-cell table:style-name="ce19"/>
          <table:table-cell/>
          <table:table-cell table:style-name="ce20"/>
          <table:table-cell table:style-name="ce12" table:number-columns-repeated="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94.671" calcext:value-type="float">
            <text:p>94,671</text:p>
          </table:table-cell>
          <table:table-cell table:style-name="ce2"/>
          <table:table-cell/>
          <table:table-cell table:style-name="ce2" table:number-columns-repeated="2"/>
          <table:table-cell table:style-name="ce19"/>
          <table:table-cell table:number-columns-repeated="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97.906" calcext:value-type="float">
            <text:p>97,906</text:p>
          </table:table-cell>
          <table:table-cell table:formula="of:=([.C3]+[.C4]+[.C5])/3" office:value-type="float" office:value="97.4173333333333" calcext:value-type="float">
            <text:p>97,417</text:p>
          </table:table-cell>
          <table:table-cell table:style-name="ce3" office:value-type="float" office:value="0.00018" calcext:value-type="float">
            <text:p>0,00018</text:p>
          </table:table-cell>
          <table:table-cell table:formula="of:=[.E4]*SQRT([.D4])" office:value-type="float" office:value="0.00177660395136339" calcext:value-type="float">
            <text:p>0,00178</text:p>
          </table:table-cell>
          <table:table-cell table:formula="of:=[.E4]*[.D4]^(3/2)" office:value-type="float" office:value="0.173072019331284" calcext:value-type="float">
            <text:p>0,17307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99.675" calcext:value-type="float">
            <text:p>99,675</text:p>
          </table:table-cell>
          <table:table-cell table:style-name="ce4" table:number-columns-repeated="2"/>
          <table:table-cell table:style-name="ce14" table:number-columns-repeated="2"/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float" office:value="72.331" calcext:value-type="float">
            <text:p>72,331</text:p>
          </table:table-cell>
          <table:table-cell table:style-name="ce5" table:number-columns-repeated="2"/>
          <table:table-cell table:style-name="ce15" table:number-columns-repeated="2"/>
          <table:table-cell table:number-columns-repeated="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67.984" calcext:value-type="float">
            <text:p>67,984</text:p>
          </table:table-cell>
          <table:table-cell table:style-name="ce10" table:formula="of:=([.C6]+[.C7]+[.C8])/3" office:value-type="float" office:value="70.107" calcext:value-type="float">
            <text:p>70,107</text:p>
          </table:table-cell>
          <table:table-cell table:style-name="ce6" office:value-type="float" office:value="0.00022" calcext:value-type="float">
            <text:p>0,00022</text:p>
          </table:table-cell>
          <table:table-cell table:style-name="ce16" table:formula="of:=[.E7]*SQRT([.D7])" office:value-type="float" office:value="0.00184205830526615" calcext:value-type="float">
            <text:p>0,00184</text:p>
          </table:table-cell>
          <table:table-cell table:style-name="ce16" table:formula="of:=[.E7]*[.D7]^(3/2)" office:value-type="float" office:value="0.129141181607294" calcext:value-type="float">
            <text:p>0,12914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70.006" calcext:value-type="float">
            <text:p>70,006</text:p>
          </table:table-cell>
          <table:table-cell table:style-name="ce7" table:number-columns-repeated="2"/>
          <table:table-cell table:style-name="ce17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35.232" calcext:value-type="float">
            <text:p>35,232</text:p>
          </table:table-cell>
          <table:table-cell table:style-name="ce11"/>
          <table:table-cell/>
          <table:table-cell table:style-name="ce18" table:number-columns-repeated="2"/>
          <table:table-cell table:number-columns-repeated="5"/>
        </table:table-row>
        <table:table-row table:style-name="ro1">
          <table:table-cell table:style-name="ce3" office:value-type="float" office:value="15.5" calcext:value-type="float">
            <text:p>15,5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33.564" calcext:value-type="float">
            <text:p>33,564</text:p>
          </table:table-cell>
          <table:table-cell table:formula="of:=([.C9]+[.C10]+[.C11])/3" office:value-type="float" office:value="35.2823333333333" calcext:value-type="float">
            <text:p>35,282</text:p>
          </table:table-cell>
          <table:table-cell table:style-name="ce3" office:value-type="float" office:value="0.000318" calcext:value-type="float">
            <text:p>0,000318</text:p>
          </table:table-cell>
          <table:table-cell table:formula="of:=[.E10]*SQRT([.D10])" office:value-type="float" office:value="0.00188888609397179" calcext:value-type="float">
            <text:p>0,00189</text:p>
          </table:table-cell>
          <table:table-cell table:formula="of:=[.E10]*[.D10]^(3/2)" office:value-type="float" office:value="0.0666443087962106" calcext:value-type="float">
            <text:p>0,0666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37.051" calcext:value-type="float">
            <text:p>37,051</text:p>
          </table:table-cell>
          <table:table-cell table:style-name="ce4" table:number-columns-repeated="2"/>
          <table:table-cell table:style-name="ce14" table:number-columns-repeated="2"/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float" office:value="26.386" calcext:value-type="float">
            <text:p>26,386</text:p>
          </table:table-cell>
          <table:table-cell table:style-name="ce5" table:number-columns-repeated="2"/>
          <table:table-cell table:style-name="ce15" table:number-columns-repeated="2"/>
          <table:table-cell table:number-columns-repeated="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22.596" calcext:value-type="float">
            <text:p>22,596</text:p>
          </table:table-cell>
          <table:table-cell table:style-name="ce10" table:formula="of:=([.C12]+[.C13]+[.C14])/3" office:value-type="float" office:value="24.9376666666667" calcext:value-type="float">
            <text:p>24,938</text:p>
          </table:table-cell>
          <table:table-cell table:style-name="ce6" office:value-type="float" office:value="0.00033" calcext:value-type="float">
            <text:p>0,00033</text:p>
          </table:table-cell>
          <table:table-cell table:style-name="ce16" table:formula="of:=[.E13]*SQRT([.D13])" office:value-type="float" office:value="0.00164794171620237" calcext:value-type="float">
            <text:p>0,00165</text:p>
          </table:table-cell>
          <table:table-cell table:style-name="ce16" table:formula="of:=[.E13]*[.D13]^(3/2)" office:value-type="float" office:value="0.0410958212047492" calcext:value-type="float">
            <text:p>0,04110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25.831" calcext:value-type="float">
            <text:p>25,831</text:p>
          </table:table-cell>
          <table:table-cell table:style-name="ce7" table:number-columns-repeated="4"/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59.83mm" svg:height="89.98mm" svg:x="2.48mm" svg:y="46.86mm">
            <loext:p draw:notify-on-update-of-ranges="Sheet2.I3:Sheet2.I6 Sheet2.A3:Sheet2.A6 Sheet2.A1:Sheet2.A1 Sheet2.D3:Sheet2.D6 Sheet2.F3:Sheet2.F6 Sheet2.F1:Sheet2.F1 Sheet2.I3:Sheet2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4mm" svg:height="89.98mm" svg:x="168.09mm" svg:y="47.39mm">
            <loext:p draw:notify-on-update-of-ranges="Sheet2.A3:Sheet2.A6 Sheet2.A1:Sheet2.A1 Sheet2.C3:Sheet2.C6 Sheet2.F3:Sheet2.F6 Sheet2.F1:Sheet2.F1 Sheet2.H3:Sheet2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0.58mm" svg:y="142.73mm">
            <loext:p draw:notify-on-update-of-ranges="Sheet2.A3:Sheet2.A6 Sheet2.A1:Sheet2.A1 Sheet2.B3:Sheet2.B6 Sheet2.F3:Sheet2.F6 Sheet2.F1:Sheet2.F1 Sheet2.G3:Sheet2.G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5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1"/>
        <table:table-column table:style-name="co1" table:default-cell-style-name="ce56"/>
        <table:table-column table:style-name="co1" table:default-cell-style-name="ce54"/>
        <table:table-column table:style-name="co3" table:default-cell-style-name="ce59"/>
        <table:table-column table:style-name="co1" table:default-cell-style-name="Default"/>
        <table:table-column table:style-name="co1" table:number-columns-repeated="3" table:default-cell-style-name="ce61"/>
        <table:table-row table:style-name="ro1">
          <table:table-cell table:style-name="ce49" office:value-type="string" calcext:value-type="string">
            <text:p>Simulación</text:p>
          </table:table-cell>
          <table:table-cell table:number-columns-repeated="4"/>
          <table:table-cell table:style-name="ce49" office:value-type="string" calcext:value-type="string">
            <text:p>Ensayo</text:p>
          </table:table-cell>
          <table:table-cell table:style-name="ce47" table:number-columns-repeated="3"/>
          <table:table-cell/>
          <table:table-cell table:style-name="Default"/>
          <table:table-cell table:style-name="ce47"/>
          <table:table-cell table:style-name="Default"/>
        </table:table-row>
        <table:table-row table:style-name="ro3">
          <table:table-cell table:style-name="ce50" office:value-type="string" calcext:value-type="string">
            <text:p>D [mm]</text:p>
          </table:table-cell>
          <table:table-cell table:style-name="ce53" office:value-type="string" calcext:value-type="string">
            <text:p>∆P<text:span text:style-name="T6">máx</text:span> [Pa]</text:p>
          </table:table-cell>
          <table:table-cell table:style-name="ce29" office:value-type="string" calcext:value-type="string">
            <text:p>Q<text:span text:style-name="T6">máx</text:span> [m³/s]</text:p>
          </table:table-cell>
          <table:table-cell table:style-name="ce29" office:value-type="string" calcext:value-type="string">
            <text:p>Pot<text:span text:style-name="T6">máx</text:span> [watt]</text:p>
          </table:table-cell>
          <table:table-cell/>
          <table:table-cell table:style-name="ce29" office:value-type="string" calcext:value-type="string">
            <text:p>D [mm]</text:p>
          </table:table-cell>
          <table:table-cell table:style-name="ce58" office:value-type="string" calcext:value-type="string">
            <text:p><text:span text:style-name="T4">∆P </text:span><text:span text:style-name="T5">media</text:span> [Pa]</text:p>
          </table:table-cell>
          <table:table-cell table:style-name="ce29" office:value-type="string" calcext:value-type="string">
            <text:p>Q<text:span text:style-name="T6">máx</text:span> [m³/s]</text:p>
          </table:table-cell>
          <table:table-cell table:style-name="ce29" office:value-type="string" calcext:value-type="string">
            <text:p>Pot<text:span text:style-name="T6">máx</text:span> [watt]</text:p>
          </table:table-cell>
          <table:table-cell/>
          <table:table-cell table:style-name="ce50" office:value-type="string" calcext:value-type="string">
            <text:p>e <text:span text:style-name="T4">∆P [%]</text:span></text:p>
          </table:table-cell>
          <table:table-cell table:style-name="ce50" office:value-type="string" calcext:value-type="string">
            <text:p>e Q [%]</text:p>
          </table:table-cell>
          <table:table-cell table:style-name="ce50" office:value-type="string" calcext:value-type="string">
            <text:p>e Pot [%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1" office:value-type="float" office:value="103.9481" calcext:value-type="float">
            <text:p>103,9481</text:p>
          </table:table-cell>
          <table:table-cell table:style-name="ce54" office:value-type="float" office:value="0.0015795" calcext:value-type="float">
            <text:p>0,00158</text:p>
          </table:table-cell>
          <table:table-cell table:style-name="ce56" office:value-type="float" office:value="0.16419" calcext:value-type="float">
            <text:p>0,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7.4173333333333" calcext:value-type="float">
            <text:p>97,417</text:p>
          </table:table-cell>
          <table:table-cell office:value-type="float" office:value="0.00177660395136339" calcext:value-type="float">
            <text:p>0,00178</text:p>
          </table:table-cell>
          <table:table-cell office:value-type="float" office:value="0.173072019331284" calcext:value-type="float">
            <text:p>0,173</text:p>
          </table:table-cell>
          <table:table-cell/>
          <table:table-cell table:formula="of:=100*(ABS([.G3]-[.B3])/[.G3])" office:value-type="float" office:value="6.70390621792155" calcext:value-type="float">
            <text:p>6,70</text:p>
          </table:table-cell>
          <table:table-cell table:formula="of:=100*(ABS([.H3]-[.C3])/[.H3])" office:value-type="float" office:value="11.0944226602744" calcext:value-type="float">
            <text:p>11,09</text:p>
          </table:table-cell>
          <table:table-cell table:formula="of:=100*(ABS([.I3]-[.D3])/[.I3])" office:value-type="float" office:value="5.13197879449398" calcext:value-type="float">
            <text:p>5,13</text:p>
          </table:table-cell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3.2271" calcext:value-type="float">
            <text:p>73,2271</text:p>
          </table:table-cell>
          <table:table-cell table:style-name="ce55" office:value-type="float" office:value="0.0016529" calcext:value-type="float">
            <text:p>0,00165</text:p>
          </table:table-cell>
          <table:table-cell table:style-name="ce57" office:value-type="float" office:value="0.12104" calcext:value-type="float">
            <text:p>0,121</text:p>
          </table:table-cell>
          <table:table-cell/>
          <table:table-cell table:style-name="ce52" office:value-type="float" office:value="14" calcext:value-type="float">
            <text:p>14</text:p>
          </table:table-cell>
          <table:table-cell table:style-name="ce57" office:value-type="float" office:value="70.107" calcext:value-type="float">
            <text:p>70,107</text:p>
          </table:table-cell>
          <table:table-cell table:style-name="ce55" office:value-type="float" office:value="0.00184205830526615" calcext:value-type="float">
            <text:p>0,00184</text:p>
          </table:table-cell>
          <table:table-cell table:style-name="ce60" office:value-type="float" office:value="0.129141181607294" calcext:value-type="float">
            <text:p>0,129</text:p>
          </table:table-cell>
          <table:table-cell/>
          <table:table-cell table:style-name="ce62" table:formula="of:=100*(ABS([.G4]-[.B4])/[.G4])" office:value-type="float" office:value="4.45048283338325" calcext:value-type="float">
            <text:p>4,45</text:p>
          </table:table-cell>
          <table:table-cell table:style-name="ce62" table:formula="of:=100*(ABS([.H4]-[.C4])/[.H4])" office:value-type="float" office:value="10.2688554822275" calcext:value-type="float">
            <text:p>10,27</text:p>
          </table:table-cell>
          <table:table-cell table:style-name="ce62" table:formula="of:=100*(ABS([.I4]-[.D4])/[.I4])" office:value-type="float" office:value="6.27312024442282" calcext:value-type="float">
            <text:p>6,27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table:style-name="ce51" office:value-type="float" office:value="38.7349" calcext:value-type="float">
            <text:p>38,7349</text:p>
          </table:table-cell>
          <table:table-cell table:style-name="ce54" office:value-type="float" office:value="0.0016492" calcext:value-type="float">
            <text:p>0,00165</text:p>
          </table:table-cell>
          <table:table-cell table:style-name="ce56" office:value-type="float" office:value="0.063882" calcext:value-type="float">
            <text:p>0,064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35.2823333333333" calcext:value-type="float">
            <text:p>35,282</text:p>
          </table:table-cell>
          <table:table-cell office:value-type="float" office:value="0.00188888609397179" calcext:value-type="float">
            <text:p>0,00189</text:p>
          </table:table-cell>
          <table:table-cell office:value-type="float" office:value="0.0666443087962106" calcext:value-type="float">
            <text:p>0,067</text:p>
          </table:table-cell>
          <table:table-cell/>
          <table:table-cell table:formula="of:=100*(ABS([.G5]-[.B5])/[.G5])" office:value-type="float" office:value="9.78553950513489" calcext:value-type="float">
            <text:p>9,79</text:p>
          </table:table-cell>
          <table:table-cell table:formula="of:=100*(ABS([.H5]-[.C5])/[.H5])" office:value-type="float" office:value="12.6892825743557" calcext:value-type="float">
            <text:p>12,69</text:p>
          </table:table-cell>
          <table:table-cell table:formula="of:=100*(ABS([.I5]-[.D5])/[.I5])" office:value-type="float" office:value="4.1448532456948" calcext:value-type="float">
            <text:p>4,14</text:p>
          </table:table-cell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0.311" calcext:value-type="float">
            <text:p>30,311</text:p>
          </table:table-cell>
          <table:table-cell table:style-name="ce55" office:value-type="float" office:value="0.0017109" calcext:value-type="float">
            <text:p>0,00171</text:p>
          </table:table-cell>
          <table:table-cell table:style-name="ce57" office:value-type="float" office:value="0.05186" calcext:value-type="float">
            <text:p>0,052</text:p>
          </table:table-cell>
          <table:table-cell/>
          <table:table-cell table:style-name="ce52" office:value-type="float" office:value="16" calcext:value-type="float">
            <text:p>16</text:p>
          </table:table-cell>
          <table:table-cell table:style-name="ce57" office:value-type="float" office:value="24.9376666666667" calcext:value-type="float">
            <text:p>24,938</text:p>
          </table:table-cell>
          <table:table-cell table:style-name="ce55" office:value-type="float" office:value="0.00164794171620237" calcext:value-type="float">
            <text:p>0,00165</text:p>
          </table:table-cell>
          <table:table-cell table:style-name="ce60" office:value-type="float" office:value="0.0410958212047492" calcext:value-type="float">
            <text:p>0,041</text:p>
          </table:table-cell>
          <table:table-cell/>
          <table:table-cell table:style-name="ce62" table:formula="of:=100*(ABS([.G6]-[.B6])/[.G6])" office:value-type="float" office:value="21.5470573296083" calcext:value-type="float">
            <text:p>21,55</text:p>
          </table:table-cell>
          <table:table-cell table:style-name="ce62" table:formula="of:=100*(ABS([.H6]-[.C6])/[.H6])" office:value-type="float" office:value="3.82041932543071" calcext:value-type="float">
            <text:p>3,82</text:p>
          </table:table-cell>
          <table:table-cell table:style-name="ce62" table:formula="of:=100*(ABS([.I6]-[.D6])/[.I6])" office:value-type="float" office:value="26.1928791777176" calcext:value-type="float">
            <text:p>26,1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ce63" table:number-columns-repeated="3"/>
        </table:table-row>
      </table:table>
      <table:named-expressions/>
      <table:database-ranges>
        <table:database-range table:name="__Anonymous_Sheet_DB__0" table:target-range-address="Sheet1.A2:Sheet1.G1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1:28:14.25317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4:52:57.032747986</meta:creation-date>
    <dc:date>2018-06-26T11:29:52.605378555</dc:date>
    <meta:editing-duration>PT3H25M9S</meta:editing-duration>
    <meta:editing-cycles>12</meta:editing-cycles>
    <meta:generator>LibreOffice/5.1.6.2.0$Linux_X86_64 LibreOffice_project/10$Build-2</meta:generator>
    <meta:document-statistic meta:table-count="2" meta:cell-count="108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8.999cm" xlink:href=".." xlink:type="simple" chart:class="chart:scatter" chart:style-name="ch1">
        <chart:title svg:x="5.951cm" svg:y="0.315cm" chart:style-name="ch2">
          <text:p>Potencia-Diafrgama</text:p>
        </chart:title>
        <chart:legend chart:legend-position="end" svg:x="12.947cm" svg:y="3.951cm" style:legend-expansion="high" chart:style-name="ch3"/>
        <chart:plot-area chart:style-name="ch4" table:cell-range-address="Sheet2.I3:Sheet2.I6 Sheet2.A3:Sheet2.A6 Sheet2.A1:Sheet2.A1 Sheet2.D3:Sheet2.D6 Sheet2.F1:Sheet2.F1" chart:data-source-has-labels="both" svg:x="1.33cm" svg:y="1.273cm" svg:width="11.298cm" svg:height="6.566cm">
          <chartooo:coordinate-region svg:x="2.428cm" svg:y="1.473cm" svg:width="9.868cm" svg:height="5.719cm"/>
          <chart:axis chart:dimension="x" chart:name="primary-x" chart:style-name="ch5" chartooo:axis-type="auto">
            <chart:title svg:x="6.419cm" svg:y="8.018cm" chart:style-name="ch6">
              <text:p>D [mm]</text:p>
            </chart:title>
            <chart:categories table:cell-range-address="Sheet2.I3:Sheet2.I6"/>
          </chart:axis>
          <chart:axis chart:dimension="y" chart:name="primary-y" chart:style-name="ch7">
            <chart:title svg:x="0.451cm" svg:y="5.275cm" chart:style-name="ch8">
              <text:p>Pot [Watt]</text:p>
            </chart:title>
            <chart:grid chart:style-name="ch9" chart:class="major"/>
          </chart:axis>
          <chart:series chart:style-name="ch10" chart:values-cell-range-address="Sheet2.D3:Sheet2.D6" chart:label-cell-address="Sheet2.A1:Sheet2.A1" chart:class="chart:scatter">
            <chart:domain table:cell-range-address="Sheet2.A3:Sheet2.A6"/>
            <chart:data-point chart:repeated="4"/>
          </chart:series>
          <chart:series chart:style-name="ch11" chart:values-cell-range-address="Sheet2.I3:Sheet2.I6" chart:label-cell-address="Sheet2.F1:Sheet2.F1" chart:class="chart:scatter">
            <chart:domain table:cell-range-address="Sheet2.F3:Sheet2.F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ción</text:p>
                <draw:g>
                  <svg:desc>Sheet2.A1:Sheet2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sayo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0.173072019331284">
                <text:p>0.173072019331284</text:p>
                <draw:g>
                  <svg:desc>Sheet2.I3:Sheet2.I6</svg:desc>
                </draw:g>
              </table:table-cell>
              <table:table-cell office:value-type="float" office:value="13">
                <text:p>13</text:p>
                <draw:g>
                  <svg:desc>Sheet2.A3:Sheet2.A6</svg:desc>
                </draw:g>
              </table:table-cell>
              <table:table-cell office:value-type="float" office:value="0.16419">
                <text:p>0.16419</text:p>
                <draw:g>
                  <svg:desc>Sheet2.D3:Sheet2.D6</svg:desc>
                </draw:g>
              </table:table-cell>
              <table:table-cell office:value-type="float" office:value="13">
                <text:p>13</text:p>
                <draw:g>
                  <svg:desc>Sheet2.F3:Sheet2.F6</svg:desc>
                </draw:g>
              </table:table-cell>
              <table:table-cell office:value-type="float" office:value="0.173072019331284">
                <text:p>0.173072019331284</text:p>
                <draw:g>
                  <svg:desc>Sheet2.I3:Sheet2.I6</svg:desc>
                </draw:g>
              </table:table-cell>
            </table:table-row>
            <table:table-row>
              <table:table-cell office:value-type="float" office:value="0.129141181607294">
                <text:p>0.129141181607294</text:p>
              </table:table-cell>
              <table:table-cell office:value-type="float" office:value="14">
                <text:p>14</text:p>
              </table:table-cell>
              <table:table-cell office:value-type="float" office:value="0.12104">
                <text:p>0.12104</text:p>
              </table:table-cell>
              <table:table-cell office:value-type="float" office:value="14">
                <text:p>14</text:p>
              </table:table-cell>
              <table:table-cell office:value-type="float" office:value="0.129141181607294">
                <text:p>0.129141181607294</text:p>
              </table:table-cell>
            </table:table-row>
            <table:table-row>
              <table:table-cell office:value-type="float" office:value="0.0666443087962106">
                <text:p>0.0666443087962106</text:p>
              </table:table-cell>
              <table:table-cell office:value-type="float" office:value="15.5">
                <text:p>15.5</text:p>
              </table:table-cell>
              <table:table-cell office:value-type="float" office:value="0.063882">
                <text:p>0.063882</text:p>
              </table:table-cell>
              <table:table-cell office:value-type="float" office:value="15.5">
                <text:p>15.5</text:p>
              </table:table-cell>
              <table:table-cell office:value-type="float" office:value="0.0666443087962106">
                <text:p>0.0666443087962106</text:p>
              </table:table-cell>
            </table:table-row>
            <table:table-row>
              <table:table-cell office:value-type="float" office:value="0.0410958212047492">
                <text:p>0.0410958212047492</text:p>
              </table:table-cell>
              <table:table-cell office:value-type="float" office:value="16">
                <text:p>16</text:p>
              </table:table-cell>
              <table:table-cell office:value-type="float" office:value="0.05186">
                <text:p>0.05186</text:p>
              </table:table-cell>
              <table:table-cell office:value-type="float" office:value="16">
                <text:p>16</text:p>
              </table:table-cell>
              <table:table-cell office:value-type="float" office:value="0.0410958212047492">
                <text:p>0.0410958212047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scatter" chart:style-name="ch1">
        <chart:title svg:x="6.123cm" svg:y="0.315cm" chart:style-name="ch2">
          <text:p>Caudal-Diafragma</text:p>
        </chart:title>
        <chart:legend chart:legend-position="end" svg:x="12.948cm" svg:y="3.951cm" style:legend-expansion="high" chart:style-name="ch3"/>
        <chart:plot-area chart:style-name="ch4" table:cell-range-address="Sheet2.A3:Sheet2.A6 Sheet2.A1:Sheet2.A1 Sheet2.C3:Sheet2.C6 Sheet2.F1:Sheet2.F1 Sheet2.H3:Sheet2.H5" chart:data-source-has-labels="row" svg:x="1.33cm" svg:y="1.273cm" svg:width="11.299cm" svg:height="6.566cm">
          <chartooo:coordinate-region svg:x="2.798cm" svg:y="1.473cm" svg:width="9.499cm" svg:height="5.72cm"/>
          <chart:axis chart:dimension="x" chart:name="primary-x" chart:style-name="ch5">
            <chart:title svg:x="6.419cm" svg:y="8.018cm" chart:style-name="ch6">
              <text:p>D [mm]</text:p>
            </chart:title>
          </chart:axis>
          <chart:axis chart:dimension="y" chart:name="primary-y" chart:style-name="ch7">
            <chart:title svg:x="0.451cm" svg:y="5.156cm" chart:style-name="ch8">
              <text:p>Q [m³/s]</text:p>
            </chart:title>
            <chart:grid chart:style-name="ch9" chart:class="major"/>
          </chart:axis>
          <chart:series chart:style-name="ch10" chart:values-cell-range-address="Sheet2.C3:Sheet2.C6" chart:label-cell-address="Sheet2.A1:Sheet2.A1" chart:class="chart:scatter">
            <chart:domain table:cell-range-address="Sheet2.A3:Sheet2.A6"/>
            <chart:data-point chart:repeated="4"/>
          </chart:series>
          <chart:series chart:style-name="ch11" chart:values-cell-range-address="Sheet2.H3:Sheet2.H5" chart:label-cell-address="Sheet2.F1:Sheet2.F1" chart:class="chart:scatter">
            <chart:domain table:cell-range-address="Sheet2.F3:Sheet2.F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ción</text:p>
                <draw:g>
                  <svg:desc>Sheet2.A1:Sheet2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sayo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2.A3:Sheet2.A6</svg:desc>
                </draw:g>
              </table:table-cell>
              <table:table-cell office:value-type="float" office:value="0.0015795">
                <text:p>0.0015795</text:p>
                <draw:g>
                  <svg:desc>Sheet2.C3:Sheet2.C6</svg:desc>
                </draw:g>
              </table:table-cell>
              <table:table-cell office:value-type="float" office:value="13">
                <text:p>13</text:p>
                <draw:g>
                  <svg:desc>Sheet2.F3:Sheet2.F6</svg:desc>
                </draw:g>
              </table:table-cell>
              <table:table-cell office:value-type="float" office:value="0.00177660395136339">
                <text:p>0.00177660395136339</text:p>
                <draw:g>
                  <svg:desc>Sheet2.H3:Sheet2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0016529">
                <text:p>0.0016529</text:p>
              </table:table-cell>
              <table:table-cell office:value-type="float" office:value="14">
                <text:p>14</text:p>
              </table:table-cell>
              <table:table-cell office:value-type="float" office:value="0.00184205830526615">
                <text:p>0.00184205830526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">
                <text:p>15.5</text:p>
              </table:table-cell>
              <table:table-cell office:value-type="float" office:value="0.0016492">
                <text:p>0.0016492</text:p>
              </table:table-cell>
              <table:table-cell office:value-type="float" office:value="15.5">
                <text:p>15.5</text:p>
              </table:table-cell>
              <table:table-cell office:value-type="float" office:value="0.00188888609397179">
                <text:p>0.00188888609397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17109">
                <text:p>0.001710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38cm" svg:y="0.316cm" chart:style-name="ch2">
          <text:p>Diferencia de presión máxima por diafragma</text:p>
        </chart:title>
        <chart:legend chart:legend-position="end" svg:x="12.963cm" svg:y="3.952cm" style:legend-expansion="high" chart:style-name="ch3"/>
        <chart:plot-area chart:style-name="ch4" table:cell-range-address="Sheet2.A3:Sheet2.B6 Sheet2.A1:Sheet2.A1 Sheet2.F1:Sheet2.F1 Sheet2.G3:Sheet2.G6" chart:data-source-has-labels="row" svg:x="1.331cm" svg:y="1.275cm" svg:width="11.312cm" svg:height="6.564cm">
          <chartooo:coordinate-region svg:x="1.952cm" svg:y="1.474cm" svg:width="10.173cm" svg:height="5.718cm"/>
          <chart:axis chart:dimension="x" chart:name="primary-x" chart:style-name="ch5">
            <chart:title svg:x="6.427cm" svg:y="8.019cm" chart:style-name="ch6">
              <text:p>D [mm]</text:p>
            </chart:title>
          </chart:axis>
          <chart:axis chart:dimension="y" chart:name="primary-y" chart:style-name="ch5">
            <chart:title svg:x="0.451cm" svg:y="5.17cm" chart:style-name="ch7">
              <text:p>Pm [Pa]</text:p>
            </chart:title>
            <chart:grid chart:style-name="ch8" chart:class="major"/>
          </chart:axis>
          <chart:series chart:style-name="ch9" chart:values-cell-range-address="Sheet2.B3:Sheet2.B6" chart:label-cell-address="Sheet2.A1:Sheet2.A1" chart:class="chart:scatter">
            <chart:domain table:cell-range-address="Sheet2.A3:Sheet2.A6"/>
            <chart:data-point chart:repeated="4"/>
          </chart:series>
          <chart:series chart:style-name="ch10" chart:values-cell-range-address="Sheet2.G3:Sheet2.G6" chart:label-cell-address="Sheet2.F1:Sheet2.F1" chart:class="chart:scatter">
            <chart:domain table:cell-range-address="Sheet2.F3:Sheet2.F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ción</text:p>
                <draw:g>
                  <svg:desc>Sheet2.A1:Sheet2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sayo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2.A3:Sheet2.A6</svg:desc>
                </draw:g>
              </table:table-cell>
              <table:table-cell office:value-type="float" office:value="103.9481">
                <text:p>103.9481</text:p>
                <draw:g>
                  <svg:desc>Sheet2.B3:Sheet2.B6</svg:desc>
                </draw:g>
              </table:table-cell>
              <table:table-cell office:value-type="float" office:value="13">
                <text:p>13</text:p>
                <draw:g>
                  <svg:desc>Sheet2.F3:Sheet2.F6</svg:desc>
                </draw:g>
              </table:table-cell>
              <table:table-cell office:value-type="float" office:value="97.4173333333333">
                <text:p>97.4173333333333</text:p>
                <draw:g>
                  <svg:desc>Sheet2.G3:Sheet2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3.2271">
                <text:p>73.2271</text:p>
              </table:table-cell>
              <table:table-cell office:value-type="float" office:value="14">
                <text:p>14</text:p>
              </table:table-cell>
              <table:table-cell office:value-type="float" office:value="70.107">
                <text:p>70.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">
                <text:p>15.5</text:p>
              </table:table-cell>
              <table:table-cell office:value-type="float" office:value="38.7349">
                <text:p>38.7349</text:p>
              </table:table-cell>
              <table:table-cell office:value-type="float" office:value="15.5">
                <text:p>15.5</text:p>
              </table:table-cell>
              <table:table-cell office:value-type="float" office:value="35.2823333333333">
                <text:p>35.282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0.311">
                <text:p>30.311</text:p>
              </table:table-cell>
              <table:table-cell office:value-type="float" office:value="16">
                <text:p>16</text:p>
              </table:table-cell>
              <table:table-cell office:value-type="float" office:value="24.9376666666667">
                <text:p>24.937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